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523FC0527201809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44878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26e5cd" officeooo:paragraph-rsid="002e3f47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officeooo:paragraph-rsid="00325d91"/>
    </style:style>
    <style:style style:name="P14" style:family="paragraph" style:parent-style-name="Table_20_Contents">
      <style:text-properties officeooo:paragraph-rsid="001a5680"/>
    </style:style>
    <style:style style:name="P15" style:family="paragraph" style:parent-style-name="Table_20_Contents">
      <style:paragraph-properties fo:text-align="start" style:justify-single-word="false"/>
      <style:text-properties officeooo:rsid="00325d91" officeooo:paragraph-rsid="00325d91"/>
    </style:style>
    <style:style style:name="P16" style:family="paragraph" style:parent-style-name="Table_20_Contents">
      <style:text-properties officeooo:paragraph-rsid="00325d91"/>
    </style:style>
    <style:style style:name="P17" style:family="paragraph" style:parent-style-name="Table_20_Contents">
      <style:paragraph-properties fo:text-align="start" style:justify-single-word="false"/>
      <style:text-properties officeooo:rsid="0032a9d2" officeooo:paragraph-rsid="00344878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Standard" style:list-style-name="L1"/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325d91" fo:background-color="transparent" loext:char-shading-value="0"/>
    </style:style>
    <style:style style:name="T10" style:family="text">
      <style:text-properties officeooo:rsid="00344878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325d91"/>
    </style:style>
    <style:style style:name="T14" style:family="text">
      <style:text-properties officeooo:rsid="00332a75"/>
    </style:style>
    <style:style style:name="T15" style:family="text">
      <style:text-properties officeooo:rsid="00344878"/>
    </style:style>
    <style:style style:name="T16" style:family="text">
      <style:text-properties officeooo:rsid="0035acee"/>
    </style:style>
    <style:style style:name="T17" style:family="text">
      <style:text-properties officeooo:rsid="00365b1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sp. zn. </text:span><text:span text:style-name="T9">RV </text:span><text:span text:style-name="T10">6</text:span><text:span text:style-name="T9">7/201</text:span><text:span text:style-name="T10">7</text:span></text:p>
      <text:p text:style-name="P18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0"><text:span text:style-name="T3">Zadavatel</text:span><text:span text:style-name="T6">:</text:span></text:p>
          </table:table-cell>
          <table:table-cell table:style-name="Tabulka1.A1" office:value-type="string">
            <text:p text:style-name="P13"><text:span text:style-name="T3">Česká pirátská strana</text:span>, mediální odbor:</text:p>
            <text:p text:style-name="P13">Mikuláš Ferjenčík, <text:span text:style-name="T13">vedoucí, </text:span>mikulas.ferjencik@pirati.cz </text:p>
            <text:p text:style-name="P17">Jiří Hoskovec, jiri.hoskovec@pirati.cz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Dodavatel</text:span><text:span text:style-name="T6">:</text:span></text:p>
          </table:table-cell>
          <table:table-cell table:style-name="Tabulka1.A1" office:value-type="string">
            <text:p text:style-name="P14"><text:span text:style-name="T11">Jméno</text:span>: <text:span text:style-name="T14">Ing. Roman Kučera</text:span></text:p>
            <text:p text:style-name="Table_20_Contents"><text:span text:style-name="T13">IČO: </text:span>17008611<text:span text:style-name="T13">, místo podnikání: Jihla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Standard">Reportér Pirátských listů</text:p>
            <text:list xml:id="list391916880026400173" text:style-name="L1">
              <text:list-item>
                <text:p text:style-name="P20">rešerše a tvorba mediálních textů pro potřeby MO</text:p>
              </text:list-item>
              <text:list-item>
                <text:p text:style-name="P20">Reportér a redaktor Pirátských listů</text:p>
              </text:list-item>
              <text:list-item>
                <text:p text:style-name="P20">Fotoreportér</text:p>
              </text:list-item>
            </text:list>
            <text:p text:style-name="P14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Smluvní typ</text:span>:</text:p>
          </table:table-cell>
          <table:table-cell table:style-name="Tabulka1.A1" office:value-type="string">
            <text:p text:style-name="P15">Příkazní smlouv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Odměna</text:span>:</text:p>
          </table:table-cell>
          <table:table-cell table:style-name="Tabulka1.A1" office:value-type="string">
            <text:p text:style-name="P16"><text:span text:style-name="T12"><text:s/></text:span>• <text:span text:style-name="T16">paušální</text:span> odměna: <text:span text:style-name="T16">10 000</text:span> Kč</text:p>
            <text:p text:style-name="P16"><text:s/>• úkolová odměna: až <text:span text:style-name="T16">5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3">Termín provedení</text:span>:</text:p>
          </table:table-cell>
          <table:table-cell table:style-name="Tabulka1.A1" office:value-type="string">
            <text:p text:style-name="P12">Od 0<text:span text:style-name="T15">1-</text:span>0<text:span text:style-name="T17">5</text:span>-201<text:span text:style-name="T15">8</text:span> na neurčito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2">Praze</text:span> dne <text:span text:style-name="T17">16-04-2018</text:span></text:p>
      <text:p text:style-name="P6">Za zadavatele: <text:tab/><text:tab/><text:tab/>Za dodavatele: </text:p>
      <text:p text:style-name="P7"><text:span text:style-name="T13">Mikuláš Ferjenčík</text:span><text:tab/><text:tab/><text:tab/><text:span text:style-name="T14">Ing. Roman Kučera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523FC05272018099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08T09:55:58.269580804</dc:date>
    <meta:editing-cycles>118</meta:editing-cycles>
    <meta:editing-duration>P24DT13H24M26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4" meta:word-count="170" meta:character-count="1226" meta:non-whitespace-character-count="1077"/>
    <meta:user-defined meta:name="Informace 1"/>
    <meta:user-defined meta:name="Informace 2"/>
    <meta:user-defined meta:name="Informace 3"/>
    <meta:user-defined meta:name="Informace 4"/>
  </office:meta>
</office:document-meta>
</file>